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0.5in" fo:margin-right="0in" fo:margin-top="0.1945in" fo:margin-bottom="0.1945in" style:contextual-spacing="false" fo:line-height="100%" fo:text-align="justify" style:justify-single-word="false" fo:text-indent="0.5in" style:auto-text-indent="false"/>
    </style:style>
    <style:style style:name="P2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4" style:family="paragraph" style:parent-style-name="Standard">
      <style:paragraph-properties fo:margin-left="0.5in" fo:margin-right="0in" fo:margin-top="0.1945in" fo:margin-bottom="0.1945in" style:contextual-spacing="false" fo:line-height="100%" fo:text-align="justify" style:justify-single-word="false" fo:text-indent="0.5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5" style:family="paragraph" style:parent-style-name="Standard" style:list-style-name="">
      <style:paragraph-properties fo:margin-left="0in" fo:margin-right="0in" fo:margin-top="0in" fo:margin-bottom="0.1945in" style:contextual-spacing="false" fo:line-height="100%" fo:text-align="center" style:justify-single-word="false" fo:text-indent="0.5in" style:auto-text-indent="false"/>
      <style:text-properties fo:font-size="18pt" fo:language="ru" fo:country="RU" fo:font-weight="bold" style:letter-kerning="false" style:font-name-asian="Times New Roman" style:font-size-asian="18pt" style:language-asian="en" style:country-asian="GB" style:font-weight-asian="bold" style:font-name-complex="Calibri1" style:font-size-complex="18pt" style:font-weight-complex="bold"/>
    </style:style>
    <style:style style:name="P6" style:family="paragraph" style:parent-style-name="Standard" style:list-style-name="">
      <style:paragraph-properties fo:margin-left="0in" fo:margin-right="0in" fo:margin-top="0.1945in" fo:margin-bottom="0.1945in" style:contextual-spacing="false" fo:line-height="100%" fo:text-align="center" style:justify-single-word="false" fo:text-indent="0.5in" style:auto-text-indent="false"/>
      <style:text-properties fo:font-size="18pt" fo:language="ru" fo:country="RU" fo:font-weight="bold" style:letter-kerning="false" style:font-name-asian="Times New Roman" style:font-size-asian="18pt" style:language-asian="en" style:country-asian="GB" style:font-weight-asian="bold" style:font-name-complex="Calibri1" style:font-size-complex="18pt" style:font-weight-complex="bold"/>
    </style:style>
    <style:style style:name="P7" style:family="paragraph" style:parent-style-name="Standard" style:list-style-name="">
      <style:paragraph-properties fo:margin-left="0in" fo:margin-right="0in" fo:margin-top="0.1945in" fo:margin-bottom="0.1945in" style:contextual-spacing="false" fo:line-height="100%" fo:text-align="center" style:justify-single-word="false" fo:text-indent="0in" style:auto-text-indent="false"/>
      <style:text-properties fo:font-size="18pt" fo:language="ru" fo:country="RU" fo:font-weight="bold" style:letter-kerning="false" style:font-name-asian="Times New Roman" style:font-size-asian="18pt" style:language-asian="en" style:country-asian="GB" style:font-weight-asian="bold" style:font-name-complex="Calibri1" style:font-size-complex="18pt" style:font-weight-complex="bold"/>
    </style:style>
    <style:style style:name="P8" style:family="paragraph" style:parent-style-name="Standard" style:list-style-name="WWNum1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9" style:family="paragraph" style:parent-style-name="Standard" style:list-style-name="WWNum2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0" style:family="paragraph" style:parent-style-name="Standard" style:list-style-name="WWNum2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1" style:family="paragraph" style:parent-style-name="Standard" style:list-style-name="WWNum2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2" style:family="paragraph" style:parent-style-name="Standard" style:list-style-name="WWNum4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3" style:family="paragraph" style:parent-style-name="Standard" style:list-style-name="WWNum4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4" style:family="paragraph" style:parent-style-name="Standard" style:list-style-name="WWNum4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P15" style:family="paragraph" style:parent-style-name="Standard" style:list-style-name="WWNum1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  <style:text-properties fo:font-size="12pt" fo:language="ru" fo:country="RU" officeooo:rsid="000de272" officeooo:paragraph-rsid="000de272" style:letter-kerning="false" style:font-name-asian="Times New Roman" style:font-size-asian="12pt" style:language-asian="en" style:country-asian="GB" style:font-name-complex="Calibri1" style:font-size-complex="12pt"/>
    </style:style>
    <style:style style:name="P16" style:family="paragraph" style:parent-style-name="Standard" style:list-style-name="WWNum3">
      <style:paragraph-properties fo:margin-left="0in" fo:margin-right="0in" fo:margin-top="0.1945in" fo:margin-bottom="0in" style:contextual-spacing="false" fo:line-height="100%" fo:text-align="justify" style:justify-single-word="false" fo:text-indent="0in" style:auto-text-indent="false"/>
    </style:style>
    <style:style style:name="P17" style:family="paragraph" style:parent-style-name="Standard" style:list-style-name="WWNum3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</style:style>
    <style:style style:name="P18" style:family="paragraph" style:parent-style-name="Standard" style:list-style-name="WWNum3">
      <style:paragraph-properties fo:margin-left="0in" fo:margin-right="0in" fo:margin-top="0in" fo:margin-bottom="0.1945in" style:contextual-spacing="false" fo:line-height="100%" fo:text-align="justify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margin-top="0.1945in" fo:margin-bottom="0.1945in" style:contextual-spacing="false" fo:line-height="100%" fo:text-align="justify" style:justify-single-word="false" fo:text-indent="0in" style:auto-text-indent="false"/>
      <style:text-properties officeooo:rsid="000c1d4f" officeooo:paragraph-rsid="000c1d4f"/>
    </style:style>
    <style:style style:name="T1" style:family="text">
      <style:text-properties fo:font-size="12pt" fo:language="ru" fo:country="RU" style:letter-kerning="false" style:font-name-asian="Times New Roman" style:font-size-asian="12pt" style:language-asian="en" style:country-asian="GB" style:font-name-complex="Calibri1" style:font-size-complex="12pt"/>
    </style:style>
    <style:style style:name="T2" style:family="text">
      <style:text-properties fo:font-size="12pt" fo:language="ru" fo:country="RU" officeooo:rsid="000de272" style:letter-kerning="false" style:font-name-asian="Times New Roman" style:font-size-asian="12pt" style:language-asian="en" style:country-asian="GB" style:font-name-complex="Calibri1" style:font-size-complex="12pt"/>
    </style:style>
    <style:style style:name="T3" style:family="text">
      <style:text-properties fo:font-size="12pt" style:letter-kerning="false" style:font-name-asian="Times New Roman" style:font-size-asian="12pt" style:language-asian="en" style:country-asian="GB" style:font-name-complex="Calibri1" style:font-size-complex="12pt"/>
    </style:style>
    <style:style style:name="T4" style:family="text">
      <style:text-properties fo:font-size="14pt" fo:language="ru" fo:country="RU" style:letter-kerning="false" style:font-name-asian="Times New Roman" style:font-size-asian="14pt" style:language-asian="en" style:country-asian="GB" style:font-name-complex="Calibri1" style:font-size-complex="14pt"/>
    </style:style>
    <style:style style:name="T5" style:family="text">
      <style:text-properties officeooo:rsid="000de272"/>
    </style:style>
    <style:style style:name="T6" style:family="text">
      <style:text-properties officeooo:rsid="000e74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1. Введение</text:h>
      <text:p text:style-name="P1"><text:span text:style-name="T1">Целью данной работы является создание программы, которая генерирует начальное положение на шахматной доске и вычисляет три лучших хода в данной позиции. Программа написана на языке </text:span><text:span text:style-name="T3">C</text:span><text:span text:style-name="T1">++ и использует набор шахматных фигур, представленных в виде объектов класса </text:span><text:span text:style-name="T3">Piece</text:span><text:span text:style-name="T1">.</text:span></text:p>
      <text:h text:style-name="P6" text:outline-level="2">2. Цель работы</text:h>
      <text:p text:style-name="P3">Целью данной работы является разработка программы, которая:</text:p>
      <text:list xml:id="list3025163146" text:style-name="WWNum1">
        <text:list-item>
          <text:p text:style-name="P8">Генерирует случайн<text:span text:style-name="T5">ое</text:span> начальн<text:span text:style-name="T5">ое</text:span> положени<text:span text:style-name="T5">е</text:span> на шахматной доске <text:span text:style-name="T5">и находит три лучших хода в данной позиции</text:span>.</text:p>
        </text:list-item>
        <text:list-item>
          <text:p text:style-name="P15">Каждый из трёх лучших ходов дополняется еще двумя (или менее, если обнаружен шах) дополнительными ходами, развивая данную позицию дальше.</text:p>
        </text:list-item>
      </text:list>
      <text:h text:style-name="P6" text:outline-level="2">3. Задача</text:h>
      <text:p text:style-name="P3">Для достижения поставленной цели были решены следующие задачи:</text:p>
      <text:list xml:id="list2094910435" text:style-name="WWNum2">
        <text:list-item>
          <text:p text:style-name="P9">Реализация генерации начальной позиции на доске.</text:p>
        </text:list-item>
        <text:list-item>
          <text:p text:style-name="P10">Реализация проверок на допустимость ходов шахматных фигур.</text:p>
        </text:list-item>
        <text:list-item>
          <text:p text:style-name="P10">Вычисление оценки каждого возможного хода.</text:p>
        </text:list-item>
        <text:list-item>
          <text:p text:style-name="P11">Выбор трех лучших ходов на основе оценок.</text:p>
        </text:list-item>
      </text:list>
      <text:h text:style-name="P6" text:outline-level="2">4. Описание программы</text:h>
      <text:p text:style-name="P3">Программа состоит из следующих основных компонентов:</text:p>
      <text:list xml:id="list4133689960" text:style-name="WWNum3">
        <text:list-item>
          <text:p text:style-name="P16"><text:span text:style-name="T1">Класс </text:span><text:span text:style-name="T3">Piece</text:span><text:span text:style-name="T1">, представляющий шахматную фигуру. Он содержит информацию о символе фигуры и её цвете.</text:span></text:p>
        </text:list-item>
        <text:list-item>
          <text:p text:style-name="P17"><text:span text:style-name="T1">Функции для генерации </text:span><text:span text:style-name="T2">н</text:span><text:span text:style-name="T1">ачальной позиции </text:span><text:span text:style-name="T3">generateRandomPosition</text:span><text:span text:style-name="T1">, вывода доски на экран </text:span><text:span text:style-name="T3">printBoard</text:span><text:span text:style-name="T1"> и другие вспомогательные функции.</text:span></text:p>
        </text:list-item>
        <text:list-item>
          <text:p text:style-name="P17"><text:span text:style-name="T1">Функции для проверки допустимости ходов различных шахматных фигур, такие как </text:span><text:span text:style-name="T3">isValidPawnMove</text:span><text:span text:style-name="T1">, </text:span><text:span text:style-name="T3">isValidKingMove</text:span><text:span text:style-name="T1">, </text:span><text:span text:style-name="T3">isValidBishopMove</text:span><text:span text:style-name="T1">, </text:span><text:span text:style-name="T3">isValidRookMove</text:span><text:span text:style-name="T1"> и </text:span><text:span text:style-name="T3">isValidKnightMove</text:span><text:span text:style-name="T1">.</text:span></text:p>
        </text:list-item>
        <text:list-item>
          <text:p text:style-name="P17"><text:span text:style-name="T1">Функция </text:span><text:span text:style-name="T3">isValidMove</text:span><text:span text:style-name="T1">, которая проверяет допустимость хода для любой фигуры.</text:span></text:p>
        </text:list-item>
        <text:list-item>
          <text:p text:style-name="P17"><text:span text:style-name="T1">Функции </text:span><text:span text:style-name="T3">isCheck</text:span><text:span text:style-name="T1"> и </text:span><text:span text:style-name="T3">isCheckMate</text:span><text:span text:style-name="T1"> для определения нахождения короля под шахом и матом соответственно.</text:span></text:p>
        </text:list-item>
        <text:list-item>
          <text:p text:style-name="P18"><text:soft-page-break/><text:span text:style-name="T1">Функция </text:span><text:span text:style-name="T3">evaluateMove</text:span><text:span text:style-name="T1">, которая вычисляет оценку каждого хода на основе различных критериев, таких как спасение</text:span><text:span text:style-name="T4"> </text:span><text:span text:style-name="T1">фигуры, съедание фигуры оппонента, оставление короля под шахом и другие.</text:span></text:p>
        </text:list-item>
      </text:list>
      <text:h text:style-name="P7" text:outline-level="2"><text:s text:c="4"/>5. Рекомендации пользователя</text:h>
      <text:p text:style-name="P1"><text:span text:style-name="T1">Для успешной компиляции и запуска программы рекомендуется использовать компилятор, поддерживающий стандарты </text:span><text:span text:style-name="T3">C</text:span><text:span text:style-name="T1">++ 17-20. Также необходимо иметь доступ к стандартным библиотекам </text:span><text:span text:style-name="T3">C</text:span><text:span text:style-name="T1">++, таким как &lt;</text:span><text:span text:style-name="T3">iostream</text:span><text:span text:style-name="T1">&gt;, &lt;</text:span><text:span text:style-name="T3">ctime</text:span><text:span text:style-name="T1">&gt;, &lt;</text:span><text:span text:style-name="T3">cstdlib</text:span><text:span text:style-name="T1">&gt; и другим.</text:span></text:p>
      <text:h text:style-name="P6" text:outline-level="2">6. Рекомендации программиста</text:h>
      <text:p text:style-name="P4">Для дальнейшего развития программы и расширения её функциональности можно рассмотреть следующие направления:</text:p>
      <text:list xml:id="list4255466205" text:style-name="WWNum4">
        <text:list-item>
          <text:p text:style-name="P12">Реализация ввода и вывода данных через консоль или файлы.</text:p>
        </text:list-item>
        <text:list-item>
          <text:p text:style-name="P13">Доработка алгоритма определения лучших ходов для более точной оценки ситуации.</text:p>
        </text:list-item>
        <text:list-item>
          <text:p text:style-name="P14">Реализация игрового интерфейса для взаимодействия с пользователем.</text:p>
        </text:list-item>
      </text:list>
      <text:p text:style-name="P1"><text:span text:style-name="T1">Входные данные программы представляют собой </text:span><text:span text:style-name="T2">количество фигур каждого цвета, которое указывает пользователь вручную, что в последствии помогает создать </text:span><text:span text:style-name="T1">начальное положение на шахматной доске, которое генерируется функцией </text:span><text:span text:style-name="T3">generateRandomPosition</text:span><text:span text:style-name="T1">. Выходные данные - это три лучших хода, вычисленных функцией </text:span><text:span text:style-name="T3">findBestMoves</text:span><text:span text:style-name="T1">, </text:span><text:span text:style-name="T2">которые дополняются еще 1 или 2 ходами,</text:span><text:span text:style-name="T1"> </text:span><text:span text:style-name="T2">а</text:span><text:span text:style-name="T1"> затем выводятся на экран с помощью </text:span><text:span text:style-name="T3">printBoard</text:span><text:span text:style-name="T1">.</text:span></text:p>
      <text:h text:style-name="P6" text:outline-level="2">7. Вывод</text:h>
      <text:p text:style-name="P4">В результате выполнения данной работы была разработана программа, способная генерировать начальн<text:span text:style-name="T6">ую</text:span> расстановк<text:span text:style-name="T6">у</text:span> шахматных фигур и вычислять трех лучших ходов в заданной позиции.</text:p>
      <text:p text:style-name="P4"/>
      <text:p text:style-name="P4"/>
      <text:p text:style-name="P2"/>
      <text:p text:style-name="P2"/>
      <text:p text:style-name="P19"><text:soft-page-break/>Ссылка на GitHub: https://github.com/p0le0n/chessH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nid Polyakov</meta:initial-creator>
    <meta:editing-cycles>11</meta:editing-cycles>
    <meta:creation-date>2023-10-05T11:25:00</meta:creation-date>
    <dc:date>2023-10-20T18:52:11.201998927</dc:date>
    <meta:editing-duration>PT17M47S</meta:editing-duration>
    <meta:generator>LibreOffice/7.3.7.2$Linux_X86_64 LibreOffice_project/30$Build-2</meta:generator>
    <meta:document-statistic meta:table-count="0" meta:image-count="0" meta:object-count="0" meta:page-count="3" meta:paragraph-count="31" meta:word-count="385" meta:character-count="2925" meta:non-whitespace-character-count="2582"/>
    <meta:user-defined meta:name="AppVersion">16.0000</meta:user-defined>
    <meta:template xlink:type="simple" xlink:actuate="onRequest" xlink:title="Normal.dotm" xlink:href=""/>
  </office:meta>
</office:document-meta>
</file>